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98cm" fo:min-width="9.2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86cm" fo:min-width="9.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24cm" fo:min-width="5.92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3cm" fo:min-width="1.9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24cm" fo:min-width="5.734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13.8cm" svg:height="5.3cm" svg:x="3.6cm" svg:y="2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3.8cm" svg:height="5.3cm" svg:x="3.601cm" svg:y="2.50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3.8cm" svg:height="5.3cm" svg:x="3.601cm" svg:y="2.50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4cm" svg:height="5cm" svg:x="3.6cm" svg:y="23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2cm" svg:height="2.5cm" svg:x="1.7cm" svg:y="8.4cm">
          <text:p text:style-name="P1">Wprowadź: liczb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4.9cm" svg:height="5.1cm" svg:x="8.5cm" svg:y="10.4cm">
          <text:p text:style-name="P1">Czy</text:p>
          <text:p text:style-name="P1"><text:s/>liczba dzieli</text:p>
          <text:p text:style-name="P1"><text:s/>się przez 2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0.2cm" svg:height="2.5cm" svg:x="10cm" svg:y="16.3cm">
          <text:p text:style-name="P1">Wyprowadź:</text:p>
          <text:p text:style-name="P1"><text:s/>liczba nieparzy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9.9cm" svg:height="2.5cm" svg:x="0cm" svg:y="16.4cm">
          <text:p text:style-name="P1">Wyprowadź: </text:p>
          <text:p text:style-name="P1">liczba parzyst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9.3cm" svg:y1="7.9cm" svg:x2="9.3cm" svg:y2="8.6cm">
          <text:p/>
        </draw:line>
        <draw:line draw:style-name="gr6" draw:text-style-name="P2" draw:layer="layout" svg:x1="10.2cm" svg:y1="10cm" svg:x2="11.1cm" svg:y2="10.6cm">
          <text:p/>
        </draw:line>
        <draw:line draw:style-name="gr6" draw:text-style-name="P2" draw:layer="layout" svg:x1="8.6cm" svg:y1="13cm" svg:x2="5.1cm" svg:y2="13cm">
          <text:p/>
        </draw:line>
        <draw:line draw:style-name="gr6" draw:text-style-name="P2" draw:layer="layout" svg:x1="5.4cm" svg:y1="13.1cm" svg:x2="5.4cm" svg:y2="16.4cm">
          <text:p/>
        </draw:line>
        <draw:line draw:style-name="gr6" draw:text-style-name="P2" draw:layer="layout" svg:x1="13.4cm" svg:y1="13.1cm" svg:x2="16.6cm" svg:y2="13.1cm">
          <text:p/>
        </draw:line>
        <draw:line draw:style-name="gr6" draw:text-style-name="P2" draw:layer="layout" svg:x1="16.3cm" svg:y1="13.2cm" svg:x2="16.3cm" svg:y2="16.3cm">
          <text:p/>
        </draw:line>
        <draw:line draw:style-name="gr6" draw:text-style-name="P2" draw:layer="layout" svg:x1="4.5cm" svg:y1="19cm" svg:x2="8.6cm" svg:y2="23.3cm">
          <text:p/>
        </draw:line>
        <draw:line draw:style-name="gr6" draw:text-style-name="P2" draw:layer="layout" svg:x1="14.9cm" svg:y1="18.8cm" svg:x2="12.9cm" svg:y2="23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1:03:24.817229625</meta:creation-date>
    <dc:date>2020-09-16T12:08:40.414332602</dc:date>
    <meta:editing-duration>PT4M45S</meta:editing-duration>
    <meta:editing-cycles>1</meta:editing-cycles>
    <meta:document-statistic meta:object-count="16"/>
    <meta:generator>LibreOffice/6.4.5.2$Linux_X86_64 LibreOffice_project/40$Build-2</meta:generator>
  </office:meta>
</office:document-meta>
</file>